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.201cm" fo:margin-bottom="0.201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Verdana" fo:font-size="11.25pt" fo:letter-spacing="normal" fo:font-style="normal" fo:font-weight="normal" officeooo:rsid="001ec8de" officeooo:paragraph-rsid="001ec8de"/>
    </style:style>
    <style:style style:name="P3" style:family="paragraph" style:parent-style-name="Standard">
      <style:paragraph-properties fo:margin-left="0cm" fo:margin-right="0cm" fo:margin-top="0.201cm" fo:margin-bottom="0.201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Verdana" fo:font-size="11.25pt" fo:letter-spacing="normal" fo:font-style="normal" fo:font-weight="normal" officeooo:rsid="001f11b8" officeooo:paragraph-rsid="001f11b8"/>
    </style:style>
    <style:style style:name="P4" style:family="paragraph" style:parent-style-name="Standard">
      <style:paragraph-properties fo:margin-left="0cm" fo:margin-right="0cm" fo:margin-top="0.201cm" fo:margin-bottom="0.201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Verdana" fo:font-size="11.25pt" fo:letter-spacing="normal" fo:font-style="normal" style:text-underline-style="solid" style:text-underline-width="auto" style:text-underline-color="font-color" fo:font-weight="bold" officeooo:rsid="001f11b8" officeooo:paragraph-rsid="001f11b8" style:font-weight-asian="bold" style:font-weight-complex="bold"/>
    </style:style>
    <style:style style:name="P5" style:family="paragraph" style:parent-style-name="Standard">
      <style:paragraph-properties fo:margin-left="0cm" fo:margin-right="0cm" fo:margin-top="0.201cm" fo:margin-bottom="0.201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Verdana" fo:font-size="11.25pt" fo:letter-spacing="normal" fo:font-style="normal" style:text-underline-style="solid" style:text-underline-width="auto" style:text-underline-color="font-color" fo:font-weight="bold" officeooo:rsid="00227c4d" officeooo:paragraph-rsid="00227c4d" style:font-weight-asian="bold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20pt" fo:letter-spacing="normal" fo:font-style="normal" fo:font-weight="normal" style:font-size-asian="20pt" style:font-size-complex="20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20pt" fo:letter-spacing="normal" fo:font-style="normal" style:text-underline-style="solid" style:text-underline-width="auto" style:text-underline-color="font-color" fo:font-weight="bold" officeooo:rsid="001ec8de" officeooo:paragraph-rsid="001ec8de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left="0cm" fo:margin-right="0cm" fo:margin-top="0.201cm" fo:margin-bottom="0.201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Verdana" fo:font-size="20pt" fo:letter-spacing="normal" fo:font-style="normal" style:text-underline-style="solid" style:text-underline-width="auto" style:text-underline-color="font-color" fo:font-weight="bold" officeooo:rsid="00227c4d" officeooo:paragraph-rsid="00227c4d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12pt" fo:letter-spacing="normal" fo:font-style="normal" style:text-underline-style="solid" style:text-underline-width="auto" style:text-underline-color="font-color" fo:font-weight="bold" officeooo:rsid="001ec8de" officeooo:paragraph-rsid="001ec8d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margin-top="0.201cm" fo:margin-bottom="0.201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Verdana" fo:font-size="12pt" fo:letter-spacing="normal" fo:font-style="normal" style:text-underline-style="solid" style:text-underline-width="auto" style:text-underline-color="font-color" fo:font-weight="bold" officeooo:rsid="001ec8de" officeooo:paragraph-rsid="001ec8d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margin-top="0.201cm" fo:margin-bottom="0.201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Verdana" fo:font-size="12pt" fo:letter-spacing="normal" fo:font-style="normal" style:text-underline-style="solid" style:text-underline-width="auto" style:text-underline-color="font-color" fo:font-weight="bold" officeooo:rsid="001f11b8" officeooo:paragraph-rsid="001f11b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margin-top="0.201cm" fo:margin-bottom="0.201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text-position="0% 100%" style:font-name="Verdana" fo:font-size="11.25pt" fo:letter-spacing="normal" fo:font-style="normal" fo:font-weight="normal" officeooo:rsid="00227c4d" officeooo:paragraph-rsid="00227c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QL 10/7</text:p>
      <text:p text:style-name="P6"/>
      <text:p text:style-name="P1">SQL is a standard language for storing, manipulating and retrieving data in databases.</text:p>
      <text:p text:style-name="P1"/>
      <text:p text:style-name="P9">CREATE A TABLE QUERY:</text:p>
      <text:p text:style-name="P9"/>
      <text:p text:style-name="P2">CREATE TABLE cities(</text:p>
      <text:p text:style-name="P2">name VARCHAR(50),</text:p>
      <text:p text:style-name="P2">country VARCHAR(50),</text:p>
      <text:p text:style-name="P2">population INTEGER,</text:p>
      <text:p text:style-name="P2">area INTEGER</text:p>
      <text:p text:style-name="P2">);</text:p>
      <text:p text:style-name="P10">TO INSERT INTO THE TABLE QUERY :</text:p>
      <text:p text:style-name="P2">INSERT INTO</text:p>
      <text:p text:style-name="P2">cities(name,country,population,area)</text:p>
      <text:p text:style-name="P2">VALUES ('Delhi', 'India', 16753235, 1484);</text:p>
      <text:p text:style-name="P2"/>
      <text:p text:style-name="P10">TO DELETE SOMETHING FROM THE TABLE :</text:p>
      <text:p text:style-name="P2">DELETE FROM cities WHERE name ='Delhi';</text:p>
      <text:p text:style-name="P2"/>
      <text:p text:style-name="P10">TO GET A ROUND OFF VALUE :</text:p>
      <text:p text:style-name="P2">SELECT name, population / area AS densities FROM cities;</text:p>
      <text:p text:style-name="P2"/>
      <text:p text:style-name="P10">TO CONCAT TWO COLUMNS AND MAKE THEM IN:</text:p>
      <text:p text:style-name="P10">UPPER CASE:</text:p>
      <text:p text:style-name="P2">SELECT UPPER (CONCAT(name, ', ' ,</text:p>
      <text:p text:style-name="P2">country)) AS location FROM cities;</text:p>
      <text:p text:style-name="P2"/>
      <text:p text:style-name="P10">TO UPDATE A PARTICULAR ROW ENTITY :</text:p>
      <text:p text:style-name="P2">UPDATE cities SET name = 'Delhi' WHERE</text:p>
      <text:p text:style-name="P2">name = 'Goa';</text:p>
      <text:p text:style-name="P10"><text:soft-page-break/>TO GET PARTICULAR VALUES IN A GIVEN RANGE :</text:p>
      <text:p text:style-name="P2">SELECT * FROM cities WHERE area BETWEEN</text:p>
      <text:p text:style-name="P2">2000 AND 10000;</text:p>
      <text:p text:style-name="P2"/>
      <text:p text:style-name="P10">TO GET ENTIRE TABLE :</text:p>
      <text:p text:style-name="P2">SELECT * FROM cities;</text:p>
      <text:p text:style-name="P2"/>
      <text:p text:style-name="P11">OPERATORS:</text:p>
      <text:p text:style-name="P2">SELECT name,population, area <text:s/>FROM cities WHERE area&gt;2000 AND population&gt;1000000;</text:p>
      <text:p text:style-name="P2">SELECT name,population, area <text:s/>FROM cities WHERE area&lt;2000 OR population&lt;1000000;</text:p>
      <text:p text:style-name="P2"/>
      <text:p text:style-name="P11">TO GET THE AREA LARGER THAN 2000:</text:p>
      <text:p text:style-name="P2">SELECT name, area FROM cities WHERE area &gt;=2000;</text:p>
      <text:p text:style-name="P2"/>
      <text:p text:style-name="P4">TO GET THE MINIMUM POPULATION CITY</text:p>
      <text:p text:style-name="P2">SELECT * FROM cities WHERE population = (SELECT MIN(population)FROM cities);</text:p>
      <text:p text:style-name="P2"/>
      <text:p text:style-name="P4">TO GET THE MAXIMUM POPULATION CITY</text:p>
      <text:p text:style-name="P2">SELECT * FROM cities WHERE population = (SELECT MAX(population)FROM cities);</text:p>
      <text:p text:style-name="P2"/>
      <text:p text:style-name="P5">JOINS :</text:p>
      <text:p text:style-name="P12">Inner Joins</text:p>
      <text:p text:style-name="P12">Outer Join</text:p>
      <text:p text:style-name="P12">Left Join</text:p>
      <text:p text:style-name="P12">Right Join</text:p>
      <text:p text:style-name="P3"/>
      <text:p text:style-name="P3"/>
      <text:p text:style-name="P3"/>
      <text:p text:style-name="P8"><text:soft-page-break/>Exercise</text:p>
      <text:p text:style-name="P2">CREATE TABLE cities(</text:p>
      <text:p text:style-name="P2"><text:s text:c="2"/>name VARCHAR(50),</text:p>
      <text:p text:style-name="P2"><text:s text:c="2"/>country VARCHAR(50),</text:p>
      <text:p text:style-name="P2"><text:s text:c="2"/>population INTEGER,</text:p>
      <text:p text:style-name="P2"><text:s text:c="2"/>area INTEGER</text:p>
      <text:p text:style-name="P2">);</text:p>
      <text:p text:style-name="P2">INSERT INTO</text:p>
      <text:p text:style-name="P2"><text:s text:c="2"/>cities(name, country, population, area)</text:p>
      <text:p text:style-name="P2">VALUES('Tokyo', 'japan', 13515271, 2191),</text:p>
      <text:p text:style-name="P2"><text:s text:c="2"/>('Delhi', 'India', 16753235, 1484),</text:p>
      <text:p text:style-name="P2"><text:s text:c="2"/>('Shanghai', 'China', 24870895, 6341),</text:p>
      <text:p text:style-name="P2"><text:s text:c="2"/>('Sao Paulo', 'Brazil', 12252023, 1521),</text:p>
      <text:p text:style-name="P2"><text:s text:c="2"/>('Mexico City', 'Mexico', 9209944, 1485),</text:p>
      <text:p text:style-name="P2"><text:s text:c="2"/>('Cario', 'Egypt', 9500000, 3085),</text:p>
      <text:p text:style-name="P2"><text:s text:c="2"/>('Mumbai', 'India', 12478447, 603),</text:p>
      <text:p text:style-name="P2"><text:s text:c="2"/>('Beijing', 'China', 21893095, 16411),</text:p>
      <text:p text:style-name="P2"><text:s text:c="2"/>('Dhaka', 'Bangladesh', 8906039, 338),</text:p>
      <text:p text:style-name="P2"><text:s text:c="2"/>('Osaka', 'Japan', 2725006, 225);</text:p>
      <text:p text:style-name="P2">SELECT * FROM cities</text:p>
      <text:p text:style-name="P2">SELECT name, population/area AS density FROM citiesALTER</text:p>
      <text:p text:style-name="P2">SELECT name||',' || population/area AS density FROM cities</text:p>
      <text:p text:style-name="P2">SELECT CONCAT(population/area, ' , ' ,name) as density_name FROM cities;</text:p>
      <text:p text:style-name="P2">SELECT CONCAT(UPPER(name), ' , ' ,UPPER(country)) AS location FROM cities;</text:p>
      <text:p text:style-name="P2">SELECT(area+10) AS newarea FROM cities;</text:p>
      <text:p text:style-name="P2">SELECT(area-10) AS newarea FROM cities;</text:p>
      <text:p text:style-name="P2">SELECT name,area*2 as areadouble FROM cities;</text:p>
      <text:p text:style-name="P2">SELECT name, area FROM cities where area&lt;1000;</text:p>
      <text:p text:style-name="P2">SELECT name, area FROM cities where area&gt;1000;</text:p>
      <text:p text:style-name="P2"><text:soft-page-break/>SELECT name,population, area <text:s/>FROM cities WHERE area&gt;2000 AND population&gt;1000000;</text:p>
      <text:p text:style-name="P2">SELECT name,population, area <text:s/>FROM cities WHERE area&lt;2000 OR population&lt;1000000;</text:p>
      <text:p text:style-name="P2">SELECT name, area FROM cities WHERE area &gt;=2000;</text:p>
      <text:p text:style-name="P2">SELECT * FROM cities WHERE population = (SELECT MIN(population)FROM cities);</text:p>
      <text:p text:style-name="P2">SELECT * FROM cities WHERE population = (SELECT MAX(population)FROM cities);</text:p>
      <text:p text:style-name="P2">DELETE FROM cities WHERE name='cario';</text:p>
      <text:p text:style-name="P2">SELECT * FROM cities;</text:p>
      <text:p text:style-name="P2">DELETE FROM cities WHERE name='Cario';</text:p>
      <text:p text:style-name="P2">SELECT country , SUM(population) FROM cities GROUP BY country 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02:31:52.028941966</meta:creation-date>
    <dc:date>2023-07-11T16:24:14.656579140</dc:date>
    <meta:editing-duration>PT5H50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81" meta:word-count="417" meta:character-count="2909" meta:non-whitespace-character-count="2541"/>
  </office:meta>
</office:document-meta>
</file>